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b2b2b2" draw:marker-start-width="0.076cm" draw:marker-end-width="0.076cm" draw:fill="none" draw:opacity="0%" draw:textarea-vertical-align="middle" fo:padding-top="0.15cm" fo:padding-bottom="0.15cm" fo:padding-left="0.275cm" fo:padding-right="0.275cm" draw:shadow-opacity="0%"/>
    </style:style>
    <style:style style:name="gr2" style:family="graphic" style:parent-style-name="objectwithoutfill">
      <style:graphic-properties svg:stroke-width="0.102cm" svg:stroke-color="#000000" draw:marker-start-width="0.152cm" draw:marker-end-width="0.152cm" draw:fill="none" draw:opacity="0%" draw:textarea-vertical-align="middle" fo:padding-top="0.175cm" fo:padding-bottom="0.175cm" fo:padding-left="0.3cm" fo:padding-right="0.3cm" draw:shadow-opacity="0%"/>
    </style:style>
    <style:style style:name="gr3" style:family="graphic" style:parent-style-name="standard">
      <style:graphic-properties svg:stroke-width="0.102cm" svg:stroke-color="#000000" draw:marker-start-width="0.152cm" draw:marker-end-width="0.152cm" draw:fill-color="#ffffff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4" style:family="graphic" style:parent-style-name="standard">
      <style:graphic-properties svg:stroke-width="0.152cm" draw:marker-start-width="0.427cm" draw:marker-end-width="0.427cm" draw:opacity="0%" draw:textarea-horizontal-align="justify" draw:textarea-vertical-align="middle" draw:auto-grow-height="false" fo:padding-top="0.2cm" fo:padding-bottom="0.2cm" fo:padding-left="0.325cm" fo:padding-right="0.325cm" draw:shadow-offset-x="0.203cm" draw:shadow-offset-y="0.203cm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6.924cm" svg:y1="9.031cm" svg:x2="6.924cm" svg:y2="17.112cm">
            <text:p/>
          </draw:line>
          <draw:line draw:style-name="gr1" draw:text-style-name="P1" draw:layer="layout" svg:x1="7.61cm" svg:y1="9.031cm" svg:x2="7.61cm" svg:y2="17.112cm">
            <text:p/>
          </draw:line>
          <draw:line draw:style-name="gr1" draw:text-style-name="P1" draw:layer="layout" svg:x1="6.924cm" svg:y1="9.031cm" svg:x2="6.924cm" svg:y2="17.112cm">
            <text:p/>
          </draw:line>
          <draw:line draw:style-name="gr2" draw:text-style-name="P1" draw:layer="layout" svg:x1="10.357cm" svg:y1="9.031cm" svg:x2="10.357cm" svg:y2="17.112cm">
            <text:p/>
          </draw:line>
          <draw:line draw:style-name="gr1" draw:text-style-name="P1" draw:layer="layout" svg:x1="9.671cm" svg:y1="9.031cm" svg:x2="9.671cm" svg:y2="17.112cm">
            <text:p/>
          </draw:line>
          <draw:line draw:style-name="gr1" draw:text-style-name="P1" draw:layer="layout" svg:x1="8.984cm" svg:y1="9.031cm" svg:x2="8.984cm" svg:y2="17.112cm">
            <text:p/>
          </draw:line>
          <draw:line draw:style-name="gr2" draw:text-style-name="P1" draw:layer="layout" svg:x1="8.297cm" svg:y1="9.031cm" svg:x2="8.297cm" svg:y2="17.112cm">
            <text:p/>
          </draw:line>
          <draw:line draw:style-name="gr1" draw:text-style-name="P1" draw:layer="layout" svg:x1="11.087cm" svg:y1="9.078cm" svg:x2="11.087cm" svg:y2="17.159cm">
            <text:p/>
          </draw:line>
          <draw:line draw:style-name="gr1" draw:text-style-name="P1" draw:layer="layout" svg:x1="11.774cm" svg:y1="9.078cm" svg:x2="11.774cm" svg:y2="17.159cm">
            <text:p/>
          </draw:line>
          <draw:line draw:style-name="gr1" draw:text-style-name="P1" draw:layer="layout" svg:x1="13.147cm" svg:y1="9.078cm" svg:x2="13.147cm" svg:y2="17.159cm">
            <text:p/>
          </draw:line>
          <draw:line draw:style-name="gr2" draw:text-style-name="P1" draw:layer="layout" svg:x1="12.461cm" svg:y1="9.078cm" svg:x2="12.461cm" svg:y2="17.159cm">
            <text:p/>
          </draw:line>
          <draw:line draw:style-name="gr1" draw:text-style-name="P1" draw:layer="layout" svg:x1="6.337cm" svg:y1="9.676cm" svg:x2="14.465cm" svg:y2="9.676cm">
            <text:p/>
          </draw:line>
          <draw:line draw:style-name="gr1" draw:text-style-name="P1" draw:layer="layout" svg:x1="6.337cm" svg:y1="10.362cm" svg:x2="14.465cm" svg:y2="10.362cm">
            <text:p/>
          </draw:line>
          <draw:line draw:style-name="gr2" draw:text-style-name="P1" draw:layer="layout" svg:x1="6.337cm" svg:y1="11.048cm" svg:x2="14.465cm" svg:y2="11.048cm">
            <text:p/>
          </draw:line>
          <draw:line draw:style-name="gr1" draw:text-style-name="P1" draw:layer="layout" svg:x1="6.337cm" svg:y1="11.734cm" svg:x2="14.465cm" svg:y2="11.734cm">
            <text:p/>
          </draw:line>
          <draw:line draw:style-name="gr1" draw:text-style-name="P1" draw:layer="layout" svg:x1="6.337cm" svg:y1="12.419cm" svg:x2="14.465cm" svg:y2="12.419cm">
            <text:p/>
          </draw:line>
          <draw:line draw:style-name="gr2" draw:text-style-name="P1" draw:layer="layout" svg:x1="6.337cm" svg:y1="13.105cm" svg:x2="14.465cm" svg:y2="13.105cm">
            <text:p/>
          </draw:line>
          <draw:line draw:style-name="gr1" draw:text-style-name="P1" draw:layer="layout" svg:x1="6.337cm" svg:y1="13.791cm" svg:x2="14.465cm" svg:y2="13.791cm">
            <text:p/>
          </draw:line>
          <draw:line draw:style-name="gr1" draw:text-style-name="P1" draw:layer="layout" svg:x1="6.337cm" svg:y1="14.477cm" svg:x2="14.465cm" svg:y2="14.477cm">
            <text:p/>
          </draw:line>
          <draw:line draw:style-name="gr1" draw:text-style-name="P1" draw:layer="layout" svg:x1="6.337cm" svg:y1="15.162cm" svg:x2="14.465cm" svg:y2="15.162cm">
            <text:p/>
          </draw:line>
          <draw:line draw:style-name="gr1" draw:text-style-name="P1" draw:layer="layout" svg:x1="6.337cm" svg:y1="15.848cm" svg:x2="14.465cm" svg:y2="15.848cm">
            <text:p/>
          </draw:line>
          <draw:line draw:style-name="gr2" draw:text-style-name="P1" draw:layer="layout" svg:x1="6.337cm" svg:y1="15.162cm" svg:x2="14.465cm" svg:y2="15.162cm">
            <text:p/>
          </draw:line>
          <draw:line draw:style-name="gr1" draw:text-style-name="P1" draw:layer="layout" svg:x1="6.337cm" svg:y1="16.448cm" svg:x2="14.465cm" svg:y2="16.448cm">
            <text:p/>
          </draw:line>
          <draw:line draw:style-name="gr1" draw:text-style-name="P1" draw:layer="layout" svg:x1="6.337cm" svg:y1="15.848cm" svg:x2="14.465cm" svg:y2="15.848cm">
            <text:p/>
          </draw:line>
          <draw:line draw:style-name="gr1" draw:text-style-name="P1" draw:layer="layout" svg:x1="13.747cm" svg:y1="9.079cm" svg:x2="13.747cm" svg:y2="17.16cm">
            <text:p/>
          </draw:line>
        </draw:g>
        <draw:custom-shape draw:style-name="gr3" draw:text-style-name="P1" draw:layer="layout" svg:width="8.128cm" svg:height="8.128cm" svg:x="6.332cm" svg:y="9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48cm" svg:height="3.429cm" svg:x="9.636cm" svg:y="10.39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5T00:27:58.628027573</meta:creation-date>
    <dc:date>2015-09-15T00:41:28.955264903</dc:date>
    <dc:creator>Ashwin </dc:creator>
    <meta:editing-duration>P0D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